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n-view:</text:p>
      <text:p text:style-name="P2"/>
      <text:p text:style-name="P4">Includes:</text:p>
      <text:list xml:id="list4192687779924513475" text:style-name="L1">
        <text:list-item>
          <text:p text:style-name="P3">login.config.js – login-view Angular Module Configuration</text:p>
        </text:list-item>
        <text:list-item>
          <text:p text:style-name="P3">login-flux – flux (one way data flow and action notification events) loginStore.js and loginActions.js services</text:p>
        </text:list-item>
        <text:list-item>
          <text:p text:style-name="P3">login-component – login-component.js, login-component.css, login-component.html</text:p>
        </text:list-item>
        <text:list-item>
          <text:p text:style-name="P3">forgotPassword-compon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34S</meta:editing-duration>
    <meta:editing-cycles>3</meta:editing-cycles>
    <meta:generator>OpenOffice/4.1.3$Win32 OpenOffice.org_project/413m1$Build-9783</meta:generator>
    <dc:date>2017-05-10T09:31:18.11</dc:date>
    <meta:document-statistic meta:table-count="0" meta:image-count="0" meta:object-count="0" meta:page-count="1" meta:paragraph-count="6" meta:word-count="33" meta:character-count="295"/>
    <meta:user-defined meta:name="Info 1"/>
    <meta:user-defined meta:name="Info 2"/>
    <meta:user-defined meta:name="Info 3"/>
    <meta:user-defined meta:name="Info 4"/>
  </office:meta>
</office:document-meta>
</file>